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33">
            <text:p>33.000</text:p>
          </table:table-cell>
          <table:table-cell office:value-type="float" office:value="10">
            <text:p>10</text:p>
          </table:table-cell>
          <table:table-cell table:formula="of:=[.C3]*1.01" office:value-type="float" office:value="36.4525301385697">
            <text:p>36.4525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4.23">
            <text:p>14.2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5.7187728446014">
            <text:p>15.7188</text:p>
          </table:table-cell>
          <table:table-cell table:style-name="ce3" office:value-type="float" office:value="32.7">
            <text:p>32.70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36.1211435009464">
            <text:p>36.1211</text:p>
          </table:table-cell>
          <table:table-cell table:style-name="ce3" office:value-type="float" office:value="17.88">
            <text:p>17.88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19.7506436023523">
            <text:p>19.7506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33">
            <text:p>33.0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6.0916139985839">
            <text:p>36.0916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4.23">
            <text:p>14.2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5.5631414302985">
            <text:p>15.5631</text:p>
          </table:table-cell>
          <table:table-cell table:style-name="ce4" table:formula="of:=[.V2]" office:value-type="float" office:value="32.7">
            <text:p>32.70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35.7635084167786">
            <text:p>35.7635</text:p>
          </table:table-cell>
          <table:table-cell table:style-name="ce4" table:formula="of:=[.Y2]" office:value-type="float" office:value="17.88">
            <text:p>17.88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9.5550926755964">
            <text:p>19.5551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33">
            <text:p>33.0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5.7342712857266">
            <text:p>35.7343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4.23">
            <text:p>14.2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5.4090509210876">
            <text:p>15.4091</text:p>
          </table:table-cell>
          <table:table-cell table:style-name="ce4" table:formula="of:=[.V3]" office:value-type="float" office:value="32.7">
            <text:p>32.70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35.4094142740382">
            <text:p>35.4094</text:p>
          </table:table-cell>
          <table:table-cell table:style-name="ce4" table:formula="of:=[.Y3]" office:value-type="float" office:value="17.88">
            <text:p>17.88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9.3614778966301">
            <text:p>19.3615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33">
            <text:p>33.0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5.3804666195313">
            <text:p>35.3805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4.23">
            <text:p>14.2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5.2564860604828">
            <text:p>15.2565</text:p>
          </table:table-cell>
          <table:table-cell table:style-name="ce4" table:formula="of:=[.V4]" office:value-type="float" office:value="32.7">
            <text:p>32.70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35.0588260138992">
            <text:p>35.0588</text:p>
          </table:table-cell>
          <table:table-cell table:style-name="ce4" table:formula="of:=[.Y4]" office:value-type="float" office:value="17.88">
            <text:p>17.88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9.1697800956733">
            <text:p>19.1698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33">
            <text:p>33.0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5.030164969833">
            <text:p>35.0302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4.23">
            <text:p>14.2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5.1054317430522">
            <text:p>15.1054</text:p>
          </table:table-cell>
          <table:table-cell table:style-name="ce4" table:formula="of:=[.V5]" office:value-type="float" office:value="32.7">
            <text:p>32.70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34.7117089246527">
            <text:p>34.7117</text:p>
          </table:table-cell>
          <table:table-cell table:style-name="ce4" table:formula="of:=[.Y5]" office:value-type="float" office:value="17.88">
            <text:p>17.88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8.9799802927459">
            <text:p>18.9800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33">
            <text:p>33.00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34.6833316533">
            <text:p>34.6833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4.23">
            <text:p>14.2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4.955873012923">
            <text:p>14.9559</text:p>
          </table:table-cell>
          <table:table-cell table:style-name="ce4" table:formula="of:=[.V6]" office:value-type="float" office:value="32.7">
            <text:p>32.70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34.36802863827">
            <text:p>34.3680</text:p>
          </table:table-cell>
          <table:table-cell table:style-name="ce4" table:formula="of:=[.Y6]" office:value-type="float" office:value="17.88">
            <text:p>17.88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8.792059695788">
            <text:p>18.7921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33">
            <text:p>33.0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4.33993233">
            <text:p>34.3399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4.23">
            <text:p>14.2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4.8077950623">
            <text:p>14.8078</text:p>
          </table:table-cell>
          <table:table-cell table:style-name="ce4" table:formula="of:=[.V7]" office:value-type="float" office:value="32.7">
            <text:p>32.70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34.027751127">
            <text:p>34.0278</text:p>
          </table:table-cell>
          <table:table-cell table:style-name="ce4" table:formula="of:=[.Y7]" office:value-type="float" office:value="17.88">
            <text:p>17.88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8.6059996988">
            <text:p>18.6060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33">
            <text:p>33.0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3.999933">
            <text:p>33.9999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4.23">
            <text:p>14.2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4.66118323">
            <text:p>14.6612</text:p>
          </table:table-cell>
          <table:table-cell table:style-name="ce4" table:formula="of:=[.V8]" office:value-type="float" office:value="32.7">
            <text:p>32.70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33.6908427">
            <text:p>33.6908</text:p>
          </table:table-cell>
          <table:table-cell table:style-name="ce4" table:formula="of:=[.Y8]" office:value-type="float" office:value="17.88">
            <text:p>17.88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8.42178188">
            <text:p>18.4218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33">
            <text:p>33.00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33.6633">
            <text:p>33.6633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4.23">
            <text:p>14.2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4.516023">
            <text:p>14.5160</text:p>
          </table:table-cell>
          <table:table-cell table:style-name="ce4" table:formula="of:=[.V9]" office:value-type="float" office:value="32.7">
            <text:p>32.70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33.35727">
            <text:p>33.3573</text:p>
          </table:table-cell>
          <table:table-cell table:style-name="ce4" table:formula="of:=[.Y9]" office:value-type="float" office:value="17.88">
            <text:p>17.88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8.239388">
            <text:p>18.2394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33">
            <text:p>33.00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33.33">
            <text:p>33.3300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4.23">
            <text:p>14.2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4.3723">
            <text:p>14.3723</text:p>
          </table:table-cell>
          <table:table-cell table:style-name="ce4" table:formula="of:=[.V10]" office:value-type="float" office:value="32.7">
            <text:p>32.70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33.027">
            <text:p>33.0270</text:p>
          </table:table-cell>
          <table:table-cell table:style-name="ce4" table:formula="of:=[.Y10]" office:value-type="float" office:value="17.88">
            <text:p>17.88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8.0588">
            <text:p>18.0588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33">
            <text:p>33.00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33">
            <text:p>33.00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4.23">
            <text:p>14.2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4.23">
            <text:p>14.2300</text:p>
          </table:table-cell>
          <table:table-cell table:style-name="ce4" table:formula="of:=[.V11]" office:value-type="float" office:value="32.7">
            <text:p>32.70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32.7">
            <text:p>32.7000</text:p>
          </table:table-cell>
          <table:table-cell table:style-name="ce4" table:formula="of:=[.Y11]" office:value-type="float" office:value="17.88">
            <text:p>17.88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7.88">
            <text:p>17.88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33">
            <text:p>33.00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32.6732673267327">
            <text:p>32.6733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4.23">
            <text:p>14.2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4.0891089108911">
            <text:p>14.0891</text:p>
          </table:table-cell>
          <table:table-cell table:style-name="ce4" table:formula="of:=[.V12]" office:value-type="float" office:value="32.7">
            <text:p>32.70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32.3762376237624">
            <text:p>32.3762</text:p>
          </table:table-cell>
          <table:table-cell table:style-name="ce4" table:formula="of:=[.Y12]" office:value-type="float" office:value="17.88">
            <text:p>17.88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7.7029702970297">
            <text:p>17.7030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33">
            <text:p>33.00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32.3497696304284">
            <text:p>32.3498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4.23">
            <text:p>14.2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3.9496127830605">
            <text:p>13.9496</text:p>
          </table:table-cell>
          <table:table-cell table:style-name="ce4" table:formula="of:=[.V13]" office:value-type="float" office:value="32.7">
            <text:p>32.70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32.0556808156063">
            <text:p>32.0557</text:p>
          </table:table-cell>
          <table:table-cell table:style-name="ce4" table:formula="of:=[.Y13]" office:value-type="float" office:value="17.88">
            <text:p>17.88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7.5276933633957">
            <text:p>17.5277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33">
            <text:p>33.0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32.0294748816123">
            <text:p>32.0295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4.23">
            <text:p>14.2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3.8114978050104">
            <text:p>13.8115</text:p>
          </table:table-cell>
          <table:table-cell table:style-name="ce4" table:formula="of:=[.V14]" office:value-type="float" office:value="32.7">
            <text:p>32.70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31.738297837234">
            <text:p>31.7383</text:p>
          </table:table-cell>
          <table:table-cell table:style-name="ce4" table:formula="of:=[.Y14]" office:value-type="float" office:value="17.88">
            <text:p>17.88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7.3541518449463">
            <text:p>17.3542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33">
            <text:p>33.0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31.7123513679329">
            <text:p>31.7124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4.23">
            <text:p>14.2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3.6747503019905">
            <text:p>13.6748</text:p>
          </table:table-cell>
          <table:table-cell table:style-name="ce4" table:formula="of:=[.V15]" office:value-type="float" office:value="32.7">
            <text:p>32.70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31.4240572645881">
            <text:p>31.4241</text:p>
          </table:table-cell>
          <table:table-cell table:style-name="ce4" table:formula="of:=[.Y15]" office:value-type="float" office:value="17.88">
            <text:p>17.88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17.1823285593528">
            <text:p>17.1823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33">
            <text:p>33.00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31.3983676910227">
            <text:p>31.3984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4.23">
            <text:p>14.2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3.539356734644">
            <text:p>13.5394</text:p>
          </table:table-cell>
          <table:table-cell table:style-name="ce4" table:formula="of:=[.V16]" office:value-type="float" office:value="32.7">
            <text:p>32.70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31.1129279847407">
            <text:p>31.1129</text:p>
          </table:table-cell>
          <table:table-cell table:style-name="ce4" table:formula="of:=[.Y16]" office:value-type="float" office:value="17.88">
            <text:p>17.88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7.0122064944087">
            <text:p>17.0122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33">
            <text:p>33.0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31.0874927633888">
            <text:p>31.0875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4.23">
            <text:p>14.2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3.4053036976674">
            <text:p>13.4053</text:p>
          </table:table-cell>
          <table:table-cell table:style-name="ce4" table:formula="of:=[.V17]" office:value-type="float" office:value="32.7">
            <text:p>32.70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30.8048791928126">
            <text:p>30.8049</text:p>
          </table:table-cell>
          <table:table-cell table:style-name="ce4" table:formula="of:=[.Y17]" office:value-type="float" office:value="17.88">
            <text:p>17.88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6.8437688063452">
            <text:p>16.8438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33">
            <text:p>33.0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30.7796958053355">
            <text:p>30.7797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4.23">
            <text:p>14.2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3.2725779184825">
            <text:p>13.2726</text:p>
          </table:table-cell>
          <table:table-cell table:style-name="ce4" table:formula="of:=[.V18]" office:value-type="float" office:value="32.7">
            <text:p>32.70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30.4998803889233">
            <text:p>30.4999</text:p>
          </table:table-cell>
          <table:table-cell table:style-name="ce4" table:formula="of:=[.Y18]" office:value-type="float" office:value="17.88">
            <text:p>17.88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6.6769988181636">
            <text:p>16.6770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33">
            <text:p>33.0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30.4749463419163">
            <text:p>30.4749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4.23">
            <text:p>14.2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3.1411662559233">
            <text:p>13.1412</text:p>
          </table:table-cell>
          <table:table-cell table:style-name="ce4" table:formula="of:=[.V19]" office:value-type="float" office:value="32.7">
            <text:p>32.70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30.1979013751716">
            <text:p>30.1979</text:p>
          </table:table-cell>
          <table:table-cell table:style-name="ce4" table:formula="of:=[.Y19]" office:value-type="float" office:value="17.88">
            <text:p>17.88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6.5118800179837">
            <text:p>16.5119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33">
            <text:p>33.0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30.1732141999171">
            <text:p>30.1732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4.23">
            <text:p>14.2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3.011055698934">
            <text:p>13.0111</text:p>
          </table:table-cell>
          <table:table-cell table:style-name="ce4" table:formula="of:=[.V20]" office:value-type="float" office:value="32.7">
            <text:p>32.70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29.8989122526452">
            <text:p>29.8989</text:p>
          </table:table-cell>
          <table:table-cell table:style-name="ce4" table:formula="of:=[.Y20]" office:value-type="float" office:value="17.88">
            <text:p>17.88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16.3483960574096">
            <text:p>16.3484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33">
            <text:p>33.0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9.8744695048684">
            <text:p>29.8745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4.23">
            <text:p>14.2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2.8822333652812">
            <text:p>12.8822</text:p>
          </table:table-cell>
          <table:table-cell table:style-name="ce4" table:formula="of:=[.V21]" office:value-type="float" office:value="32.7">
            <text:p>32.70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29.6028834184605">
            <text:p>29.6029</text:p>
          </table:table-cell>
          <table:table-cell table:style-name="ce4" table:formula="of:=[.Y21]" office:value-type="float" office:value="17.88">
            <text:p>17.88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16.1865307499105">
            <text:p>16.186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4.37">
            <text:p>14.370</text:p>
          </table:table-cell>
          <table:table-cell office:value-type="float" office:value="10">
            <text:p>10</text:p>
          </table:table-cell>
          <table:table-cell table:formula="of:=[.C26]*1.01" office:value-type="float" office:value="15.873419942159">
            <text:p>15.8734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32.75">
            <text:p>32.750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36.176374607217">
            <text:p>36.1764</text:p>
          </table:table-cell>
          <table:table-cell table:style-name="ce3" office:value-type="float" office:value="1.26">
            <text:p>1.260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39182387801812">
            <text:p>1.3918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14.37">
            <text:p>14.37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5.7162573684743">
            <text:p>15.7163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32.75">
            <text:p>32.750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35.8181926804128">
            <text:p>35.8182</text:p>
          </table:table-cell>
          <table:table-cell table:style-name="ce4" table:formula="of:=[.Y25]" office:value-type="float" office:value="1.26">
            <text:p>1.260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37804344358229">
            <text:p>1.3780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14.37">
            <text:p>14.37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5.5606508598755">
            <text:p>15.5607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32.75">
            <text:p>32.750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35.4635571093196">
            <text:p>35.4636</text:p>
          </table:table-cell>
          <table:table-cell table:style-name="ce4" table:formula="of:=[.Y26]" office:value-type="float" office:value="1.26">
            <text:p>1.260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36439944909138">
            <text:p>1.3644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14.37">
            <text:p>14.37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5.4065850097777">
            <text:p>15.4066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32.75">
            <text:p>32.750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35.1124327815046">
            <text:p>35.1124</text:p>
          </table:table-cell>
          <table:table-cell table:style-name="ce4" table:formula="of:=[.Y27]" office:value-type="float" office:value="1.26">
            <text:p>1.260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35089054365483">
            <text:p>1.3509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14.37">
            <text:p>14.37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5.2540445641364">
            <text:p>15.2540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32.75">
            <text:p>32.750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34.7647849321828">
            <text:p>34.7648</text:p>
          </table:table-cell>
          <table:table-cell table:style-name="ce4" table:formula="of:=[.Y28]" office:value-type="float" office:value="1.26">
            <text:p>1.260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33751538975726">
            <text:p>1.3375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14.37">
            <text:p>14.37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15.103014419937">
            <text:p>15.1030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32.75">
            <text:p>32.750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34.420579140775">
            <text:p>34.4206</text:p>
          </table:table-cell>
          <table:table-cell table:style-name="ce4" table:formula="of:=[.Y29]" office:value-type="float" office:value="1.26">
            <text:p>1.260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324272663126">
            <text:p>1.3243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14.37">
            <text:p>14.37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4.9534796237">
            <text:p>14.9535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32.75">
            <text:p>32.750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34.0797813275">
            <text:p>34.0798</text:p>
          </table:table-cell>
          <table:table-cell table:style-name="ce4" table:formula="of:=[.Y30]" office:value-type="float" office:value="1.26">
            <text:p>1.260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3111610526">
            <text:p>1.3112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14.37">
            <text:p>14.37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4.80542537">
            <text:p>14.8054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32.75">
            <text:p>32.750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33.74235775">
            <text:p>33.7424</text:p>
          </table:table-cell>
          <table:table-cell table:style-name="ce4" table:formula="of:=[.Y31]" office:value-type="float" office:value="1.26">
            <text:p>1.260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29817926">
            <text:p>1.2982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14.37">
            <text:p>14.37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4.658837">
            <text:p>14.6588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32.75">
            <text:p>32.750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33.408275">
            <text:p>33.4083</text:p>
          </table:table-cell>
          <table:table-cell table:style-name="ce4" table:formula="of:=[.Y32]" office:value-type="float" office:value="1.26">
            <text:p>1.260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285326">
            <text:p>1.2853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14.37">
            <text:p>14.37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4.5137">
            <text:p>14.5137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32.75">
            <text:p>32.750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33.0775">
            <text:p>33.0775</text:p>
          </table:table-cell>
          <table:table-cell table:style-name="ce4" table:formula="of:=[.Y33]" office:value-type="float" office:value="1.26">
            <text:p>1.260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2726">
            <text:p>1.2726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14.37">
            <text:p>14.37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14.37">
            <text:p>14.37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32.75">
            <text:p>32.750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32.75">
            <text:p>32.7500</text:p>
          </table:table-cell>
          <table:table-cell table:style-name="ce4" table:formula="of:=[.Y34]" office:value-type="float" office:value="1.26">
            <text:p>1.260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26">
            <text:p>1.260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14.37">
            <text:p>14.37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14.2277227722772">
            <text:p>14.2277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32.75">
            <text:p>32.750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32.4257425742574">
            <text:p>32.4257</text:p>
          </table:table-cell>
          <table:table-cell table:style-name="ce4" table:formula="of:=[.Y35]" office:value-type="float" office:value="1.26">
            <text:p>1.260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24752475247525">
            <text:p>1.2475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14.37">
            <text:p>14.37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14.0868542299775">
            <text:p>14.0869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32.75">
            <text:p>32.750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32.1046956180767">
            <text:p>32.1047</text:p>
          </table:table-cell>
          <table:table-cell table:style-name="ce4" table:formula="of:=[.Y36]" office:value-type="float" office:value="1.26">
            <text:p>1.260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23517302225272">
            <text:p>1.2352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14.37">
            <text:p>14.37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3.9473804257203">
            <text:p>13.9474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32.75">
            <text:p>32.750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31.7868273446304">
            <text:p>31.7868</text:p>
          </table:table-cell>
          <table:table-cell table:style-name="ce4" table:formula="of:=[.Y37]" office:value-type="float" office:value="1.26">
            <text:p>1.260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.22294358638883">
            <text:p>1.2229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14.37">
            <text:p>14.37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3.8092875502181">
            <text:p>13.8093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32.75">
            <text:p>32.750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31.4721062818122">
            <text:p>31.4721</text:p>
          </table:table-cell>
          <table:table-cell table:style-name="ce4" table:formula="of:=[.Y38]" office:value-type="float" office:value="1.26">
            <text:p>1.260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.21083523404835">
            <text:p>1.2108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14.37">
            <text:p>14.37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13.672561930909">
            <text:p>13.6726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32.75">
            <text:p>32.750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31.160501269121">
            <text:p>31.1605</text:p>
          </table:table-cell>
          <table:table-cell table:style-name="ce4" table:formula="of:=[.Y39]" office:value-type="float" office:value="1.26">
            <text:p>1.260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.1988467663845">
            <text:p>1.1988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14.37">
            <text:p>14.37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3.537190030603">
            <text:p>13.5372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32.75">
            <text:p>32.750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30.8519814545753">
            <text:p>30.8520</text:p>
          </table:table-cell>
          <table:table-cell table:style-name="ce4" table:formula="of:=[.Y40]" office:value-type="float" office:value="1.26">
            <text:p>1.260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.1869769964203">
            <text:p>1.1870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14.37">
            <text:p>14.37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3.4031584461415">
            <text:p>13.4032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32.75">
            <text:p>32.750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30.5465162916587">
            <text:p>30.5465</text:p>
          </table:table-cell>
          <table:table-cell table:style-name="ce4" table:formula="of:=[.Y41]" office:value-type="float" office:value="1.26">
            <text:p>1.260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1.17522474893099">
            <text:p>1.1752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14.37">
            <text:p>14.37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3.2704539070708">
            <text:p>13.2705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32.75">
            <text:p>32.750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30.2440755362957">
            <text:p>30.2441</text:p>
          </table:table-cell>
          <table:table-cell table:style-name="ce4" table:formula="of:=[.Y42]" office:value-type="float" office:value="1.26">
            <text:p>1.260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1.16358886032771">
            <text:p>1.1636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14.37">
            <text:p>14.37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3.1390632743276">
            <text:p>13.1391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32.75">
            <text:p>32.750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29.9446292438572">
            <text:p>29.9446</text:p>
          </table:table-cell>
          <table:table-cell table:style-name="ce4" table:formula="of:=[.Y43]" office:value-type="float" office:value="1.26">
            <text:p>1.260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1.15206817854229">
            <text:p>1.1521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14.37">
            <text:p>14.37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3.0089735389382">
            <text:p>13.0090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32.75">
            <text:p>32.750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29.6481477661952">
            <text:p>29.6481</text:p>
          </table:table-cell>
          <table:table-cell table:style-name="ce4" table:formula="of:=[.Y44]" office:value-type="float" office:value="1.26">
            <text:p>1.260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1.14066156291316">
            <text:p>1.1407</text:p>
          </table:table-cell>
          <table:table-cell table:number-columns-repeated="997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8.11">
            <text:p>8.110</text:p>
          </table:table-cell>
          <table:table-cell office:value-type="float" office:value="10">
            <text:p>10</text:p>
          </table:table-cell>
          <table:table-cell table:formula="of:=[.C3]*1.01" office:value-type="float" office:value="8.95848543708487">
            <text:p>8.9585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43">
            <text:p>11.4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2.6258308934501">
            <text:p>12.6258</text:p>
          </table:table-cell>
          <table:table-cell table:style-name="ce3" office:value-type="float" office:value="14.2">
            <text:p>14.20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15.6856341808391">
            <text:p>15.6856</text:p>
          </table:table-cell>
          <table:table-cell table:style-name="ce3" office:value-type="float" office:value="11.8">
            <text:p>11.80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13.0345410798522">
            <text:p>13.0345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8.11">
            <text:p>8.1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8.86978756147017">
            <text:p>8.8698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43">
            <text:p>11.4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2.5008226667822">
            <text:p>12.5008</text:p>
          </table:table-cell>
          <table:table-cell table:style-name="ce4" table:formula="of:=[.V2]" office:value-type="float" office:value="14.2">
            <text:p>14.20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5.5303308721179">
            <text:p>15.5303</text:p>
          </table:table-cell>
          <table:table-cell table:style-name="ce4" table:formula="of:=[.Y2]" office:value-type="float" office:value="11.8">
            <text:p>11.80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2.9054862176755">
            <text:p>12.9055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8.11">
            <text:p>8.1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8.78196788264373">
            <text:p>8.7820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43">
            <text:p>11.4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377052145329">
            <text:p>12.3771</text:p>
          </table:table-cell>
          <table:table-cell table:style-name="ce4" table:formula="of:=[.V3]" office:value-type="float" office:value="14.2">
            <text:p>14.20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5.3765652199187">
            <text:p>15.3766</text:p>
          </table:table-cell>
          <table:table-cell table:style-name="ce4" table:formula="of:=[.Y3]" office:value-type="float" office:value="11.8">
            <text:p>11.80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2.7777091264114">
            <text:p>12.7777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8.11">
            <text:p>8.1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8.69501770558785">
            <text:p>8.6950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43">
            <text:p>11.4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2545070745831">
            <text:p>12.2545</text:p>
          </table:table-cell>
          <table:table-cell table:style-name="ce4" table:formula="of:=[.V4]" office:value-type="float" office:value="14.2">
            <text:p>14.20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5.2243219999195">
            <text:p>15.2243</text:p>
          </table:table-cell>
          <table:table-cell table:style-name="ce4" table:formula="of:=[.Y4]" office:value-type="float" office:value="11.8">
            <text:p>11.80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2.6511971548627">
            <text:p>12.6512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8.11">
            <text:p>8.1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8.60892842137411">
            <text:p>8.6089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43">
            <text:p>11.4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1331753213694">
            <text:p>12.1332</text:p>
          </table:table-cell>
          <table:table-cell table:style-name="ce4" table:formula="of:=[.V5]" office:value-type="float" office:value="14.2">
            <text:p>14.20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5.0735861385342">
            <text:p>15.0736</text:p>
          </table:table-cell>
          <table:table-cell table:style-name="ce4" table:formula="of:=[.Y5]" office:value-type="float" office:value="11.8">
            <text:p>11.80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2.5259377770918">
            <text:p>12.5259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8.11">
            <text:p>8.1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8.523691506311">
            <text:p>8.5237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43">
            <text:p>11.4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013044872643">
            <text:p>12.0130</text:p>
          </table:table-cell>
          <table:table-cell table:style-name="ce4" table:formula="of:=[.V6]" office:value-type="float" office:value="14.2">
            <text:p>14.20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4.92434271142">
            <text:p>14.9243</text:p>
          </table:table-cell>
          <table:table-cell table:style-name="ce4" table:formula="of:=[.Y6]" office:value-type="float" office:value="11.8">
            <text:p>11.80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2.40191859118">
            <text:p>12.4019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8.11">
            <text:p>8.1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8.4392985211">
            <text:p>8.4393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43">
            <text:p>11.4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1.8941038343">
            <text:p>11.8941</text:p>
          </table:table-cell>
          <table:table-cell table:style-name="ce4" table:formula="of:=[.V7]" office:value-type="float" office:value="14.2">
            <text:p>14.20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4.776576942">
            <text:p>14.7766</text:p>
          </table:table-cell>
          <table:table-cell table:style-name="ce4" table:formula="of:=[.Y7]" office:value-type="float" office:value="11.8">
            <text:p>11.80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2.279127318">
            <text:p>12.2791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8.11">
            <text:p>8.1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8.35574111">
            <text:p>8.3557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43">
            <text:p>11.4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1.77634043">
            <text:p>11.7763</text:p>
          </table:table-cell>
          <table:table-cell table:style-name="ce4" table:formula="of:=[.V8]" office:value-type="float" office:value="14.2">
            <text:p>14.20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4.6302742">
            <text:p>14.6303</text:p>
          </table:table-cell>
          <table:table-cell table:style-name="ce4" table:formula="of:=[.Y8]" office:value-type="float" office:value="11.8">
            <text:p>11.80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2.1575518">
            <text:p>12.1576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8.11">
            <text:p>8.1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8.273011">
            <text:p>8.2730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43">
            <text:p>11.4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1.659743">
            <text:p>11.6597</text:p>
          </table:table-cell>
          <table:table-cell table:style-name="ce4" table:formula="of:=[.V9]" office:value-type="float" office:value="14.2">
            <text:p>14.20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4.48542">
            <text:p>14.4854</text:p>
          </table:table-cell>
          <table:table-cell table:style-name="ce4" table:formula="of:=[.Y9]" office:value-type="float" office:value="11.8">
            <text:p>11.80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2.03718">
            <text:p>12.0372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8.11">
            <text:p>8.1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8.1911">
            <text:p>8.1911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43">
            <text:p>11.4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1.5443">
            <text:p>11.5443</text:p>
          </table:table-cell>
          <table:table-cell table:style-name="ce4" table:formula="of:=[.V10]" office:value-type="float" office:value="14.2">
            <text:p>14.20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4.342">
            <text:p>14.3420</text:p>
          </table:table-cell>
          <table:table-cell table:style-name="ce4" table:formula="of:=[.Y10]" office:value-type="float" office:value="11.8">
            <text:p>11.80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1.918">
            <text:p>11.9180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8.11">
            <text:p>8.1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8.11">
            <text:p>8.11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43">
            <text:p>11.4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43">
            <text:p>11.4300</text:p>
          </table:table-cell>
          <table:table-cell table:style-name="ce4" table:formula="of:=[.V11]" office:value-type="float" office:value="14.2">
            <text:p>14.20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4.2">
            <text:p>14.2000</text:p>
          </table:table-cell>
          <table:table-cell table:style-name="ce4" table:formula="of:=[.Y11]" office:value-type="float" office:value="11.8">
            <text:p>11.80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1.8">
            <text:p>11.80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8.11">
            <text:p>8.1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8.02970297029703">
            <text:p>8.0297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43">
            <text:p>11.4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3168316831683">
            <text:p>11.3168</text:p>
          </table:table-cell>
          <table:table-cell table:style-name="ce4" table:formula="of:=[.V12]" office:value-type="float" office:value="14.2">
            <text:p>14.20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4.0594059405941">
            <text:p>14.0594</text:p>
          </table:table-cell>
          <table:table-cell table:style-name="ce4" table:formula="of:=[.Y12]" office:value-type="float" office:value="11.8">
            <text:p>11.80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1.6831683168317">
            <text:p>11.6832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8.11">
            <text:p>8.1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7.95020096069013">
            <text:p>7.9502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43">
            <text:p>11.4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2047838447211">
            <text:p>11.2048</text:p>
          </table:table-cell>
          <table:table-cell table:style-name="ce4" table:formula="of:=[.V13]" office:value-type="float" office:value="14.2">
            <text:p>14.20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3.9202039015783">
            <text:p>13.9202</text:p>
          </table:table-cell>
          <table:table-cell table:style-name="ce4" table:formula="of:=[.Y13]" office:value-type="float" office:value="11.8">
            <text:p>11.80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1.5674933830017">
            <text:p>11.5675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8.11">
            <text:p>8.1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7.8714860996932">
            <text:p>7.8715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43">
            <text:p>11.4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093845390813">
            <text:p>11.0938</text:p>
          </table:table-cell>
          <table:table-cell table:style-name="ce4" table:formula="of:=[.V14]" office:value-type="float" office:value="14.2">
            <text:p>14.20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3.7823801005726">
            <text:p>13.7824</text:p>
          </table:table-cell>
          <table:table-cell table:style-name="ce4" table:formula="of:=[.Y14]" office:value-type="float" office:value="11.8">
            <text:p>11.80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1.4529637455462">
            <text:p>11.4530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8.11">
            <text:p>8.1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7.79355059375564">
            <text:p>7.7936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43">
            <text:p>11.4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0.9840053374386">
            <text:p>10.9840</text:p>
          </table:table-cell>
          <table:table-cell table:style-name="ce4" table:formula="of:=[.V15]" office:value-type="float" office:value="14.2">
            <text:p>14.20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3.645920891656">
            <text:p>13.6459</text:p>
          </table:table-cell>
          <table:table-cell table:style-name="ce4" table:formula="of:=[.Y15]" office:value-type="float" office:value="11.8">
            <text:p>11.80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11.3395680648972">
            <text:p>11.3396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8.11">
            <text:p>8.1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7.71638672649073">
            <text:p>7.7164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43">
            <text:p>11.4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0.8752528093451">
            <text:p>10.8753</text:p>
          </table:table-cell>
          <table:table-cell table:style-name="ce4" table:formula="of:=[.V16]" office:value-type="float" office:value="14.2">
            <text:p>14.20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3.5108127640158">
            <text:p>13.5108</text:p>
          </table:table-cell>
          <table:table-cell table:style-name="ce4" table:formula="of:=[.Y16]" office:value-type="float" office:value="11.8">
            <text:p>11.80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1.2272951137596">
            <text:p>11.2273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8.11">
            <text:p>8.1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7.63998685791161">
            <text:p>7.6400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43">
            <text:p>11.4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0.7675770389556">
            <text:p>10.7676</text:p>
          </table:table-cell>
          <table:table-cell table:style-name="ce4" table:formula="of:=[.V17]" office:value-type="float" office:value="14.2">
            <text:p>14.20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3.3770423406097">
            <text:p>13.3770</text:p>
          </table:table-cell>
          <table:table-cell table:style-name="ce4" table:formula="of:=[.Y17]" office:value-type="float" office:value="11.8">
            <text:p>11.80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1.1161337759996">
            <text:p>11.1161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8.11">
            <text:p>8.1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7.56434342367487">
            <text:p>7.5643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43">
            <text:p>11.4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0.6609673653026">
            <text:p>10.6610</text:p>
          </table:table-cell>
          <table:table-cell table:style-name="ce4" table:formula="of:=[.V18]" office:value-type="float" office:value="14.2">
            <text:p>14.20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3.2445963768413">
            <text:p>13.2446</text:p>
          </table:table-cell>
          <table:table-cell table:style-name="ce4" table:formula="of:=[.Y18]" office:value-type="float" office:value="11.8">
            <text:p>11.80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1.0060730455442">
            <text:p>11.0061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8.11">
            <text:p>8.1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7.48944893433155">
            <text:p>7.4894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43">
            <text:p>11.4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0.5554132329728">
            <text:p>10.5554</text:p>
          </table:table-cell>
          <table:table-cell table:style-name="ce4" table:formula="of:=[.V19]" office:value-type="float" office:value="14.2">
            <text:p>14.20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3.1134617592488">
            <text:p>13.1135</text:p>
          </table:table-cell>
          <table:table-cell table:style-name="ce4" table:formula="of:=[.Y19]" office:value-type="float" office:value="11.8">
            <text:p>11.80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0.8971020252913">
            <text:p>10.8971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8.11">
            <text:p>8.1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7.41529597458569">
            <text:p>7.4153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43">
            <text:p>11.4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4509041910622">
            <text:p>10.4509</text:p>
          </table:table-cell>
          <table:table-cell table:style-name="ce4" table:formula="of:=[.V20]" office:value-type="float" office:value="14.2">
            <text:p>14.20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2.9836255042068">
            <text:p>12.9836</text:p>
          </table:table-cell>
          <table:table-cell table:style-name="ce4" table:formula="of:=[.Y20]" office:value-type="float" office:value="11.8">
            <text:p>11.80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10.789209926031">
            <text:p>10.7892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8.11">
            <text:p>8.1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7.34187720256009">
            <text:p>7.3419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43">
            <text:p>11.4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3474298921408">
            <text:p>10.3474</text:p>
          </table:table-cell>
          <table:table-cell table:style-name="ce4" table:formula="of:=[.V21]" office:value-type="float" office:value="14.2">
            <text:p>14.20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2.8550747566404">
            <text:p>12.8551</text:p>
          </table:table-cell>
          <table:table-cell table:style-name="ce4" table:formula="of:=[.Y21]" office:value-type="float" office:value="11.8">
            <text:p>11.80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10.6823860653772">
            <text:p>10.682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.167">
            <text:p>1.167</text:p>
          </table:table-cell>
          <table:table-cell office:value-type="float" office:value="10">
            <text:p>10</text:p>
          </table:table-cell>
          <table:table-cell table:formula="of:=[.C26]*1.01" office:value-type="float" office:value="1.28909402035488">
            <text:p>1.2891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12.16">
            <text:p>12.160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3.4322050450003">
            <text:p>13.4322</text:p>
          </table:table-cell>
          <table:table-cell table:style-name="ce3" office:value-type="float" office:value="1.185">
            <text:p>1.185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30897721861228">
            <text:p>1.3090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1.167">
            <text:p>1.167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27633071322265">
            <text:p>1.2763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12.16">
            <text:p>12.160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3.2992129158418">
            <text:p>13.2992</text:p>
          </table:table-cell>
          <table:table-cell table:style-name="ce4" table:formula="of:=[.Y25]" office:value-type="float" office:value="1.185">
            <text:p>1.185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29601704813097">
            <text:p>1.2960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1.167">
            <text:p>1.167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26369377546797">
            <text:p>1.2637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12.16">
            <text:p>12.160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3.1675375404375">
            <text:p>13.1675</text:p>
          </table:table-cell>
          <table:table-cell table:style-name="ce4" table:formula="of:=[.Y26]" office:value-type="float" office:value="1.185">
            <text:p>1.185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28318519616928">
            <text:p>1.2832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1.167">
            <text:p>1.167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25118195590888">
            <text:p>1.2512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12.16">
            <text:p>12.160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3.0371658816212">
            <text:p>13.0372</text:p>
          </table:table-cell>
          <table:table-cell table:style-name="ce4" table:formula="of:=[.Y27]" office:value-type="float" office:value="1.185">
            <text:p>1.185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27048039224681">
            <text:p>1.2705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1.167">
            <text:p>1.167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23879401575137">
            <text:p>1.2388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12.16">
            <text:p>12.160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2.9080850313082">
            <text:p>12.9081</text:p>
          </table:table-cell>
          <table:table-cell table:style-name="ce4" table:formula="of:=[.Y28]" office:value-type="float" office:value="1.185">
            <text:p>1.185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25790137846219">
            <text:p>1.2579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1.167">
            <text:p>1.167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1.2265287284667">
            <text:p>1.2265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12.16">
            <text:p>12.160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2.780282209216">
            <text:p>12.7803</text:p>
          </table:table-cell>
          <table:table-cell table:style-name="ce4" table:formula="of:=[.Y29]" office:value-type="float" office:value="1.185">
            <text:p>1.185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2454469093685">
            <text:p>1.2454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1.167">
            <text:p>1.167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21438487967">
            <text:p>1.2144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12.16">
            <text:p>12.160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2.6537447616">
            <text:p>12.6537</text:p>
          </table:table-cell>
          <table:table-cell table:style-name="ce4" table:formula="of:=[.Y30]" office:value-type="float" office:value="1.185">
            <text:p>1.185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23311575185">
            <text:p>1.2331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1.167">
            <text:p>1.167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202361267">
            <text:p>1.2024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12.16">
            <text:p>12.160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2.52846016">
            <text:p>12.5285</text:p>
          </table:table-cell>
          <table:table-cell table:style-name="ce4" table:formula="of:=[.Y31]" office:value-type="float" office:value="1.185">
            <text:p>1.185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220906685">
            <text:p>1.2209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1.167">
            <text:p>1.167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904567">
            <text:p>1.1905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12.16">
            <text:p>12.160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2.404416">
            <text:p>12.4044</text:p>
          </table:table-cell>
          <table:table-cell table:style-name="ce4" table:formula="of:=[.Y32]" office:value-type="float" office:value="1.185">
            <text:p>1.185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2088185">
            <text:p>1.2088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1.167">
            <text:p>1.167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17867">
            <text:p>1.1787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12.16">
            <text:p>12.160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2.2816">
            <text:p>12.2816</text:p>
          </table:table-cell>
          <table:table-cell table:style-name="ce4" table:formula="of:=[.Y33]" office:value-type="float" office:value="1.185">
            <text:p>1.185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19685">
            <text:p>1.1969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1.167">
            <text:p>1.167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1.167">
            <text:p>1.167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12.16">
            <text:p>12.160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2.16">
            <text:p>12.1600</text:p>
          </table:table-cell>
          <table:table-cell table:style-name="ce4" table:formula="of:=[.Y34]" office:value-type="float" office:value="1.185">
            <text:p>1.185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185">
            <text:p>1.185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1.167">
            <text:p>1.167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1.15544554455446">
            <text:p>1.1554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12.16">
            <text:p>12.160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2.039603960396">
            <text:p>12.0396</text:p>
          </table:table-cell>
          <table:table-cell table:style-name="ce4" table:formula="of:=[.Y35]" office:value-type="float" office:value="1.185">
            <text:p>1.185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17326732673267">
            <text:p>1.1733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1.167">
            <text:p>1.167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1.14400548965788">
            <text:p>1.1440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12.16">
            <text:p>12.160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1.9203999607882">
            <text:p>11.9204</text:p>
          </table:table-cell>
          <table:table-cell table:style-name="ce4" table:formula="of:=[.Y36]" office:value-type="float" office:value="1.185">
            <text:p>1.185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1616508185472">
            <text:p>1.1617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1.167">
            <text:p>1.167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13267870263156">
            <text:p>1.1327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12.16">
            <text:p>12.160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1.8023761988002">
            <text:p>11.8024</text:p>
          </table:table-cell>
          <table:table-cell table:style-name="ce4" table:formula="of:=[.Y37]" office:value-type="float" office:value="1.185">
            <text:p>1.185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.15014932529426">
            <text:p>1.1501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1.167">
            <text:p>1.167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12146406201145">
            <text:p>1.1215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12.16">
            <text:p>12.160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1.685520988911">
            <text:p>11.6855</text:p>
          </table:table-cell>
          <table:table-cell table:style-name="ce4" table:formula="of:=[.Y38]" office:value-type="float" office:value="1.185">
            <text:p>1.185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.13876170821214">
            <text:p>1.1388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1.167">
            <text:p>1.167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1.11036045743708">
            <text:p>1.1104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12.16">
            <text:p>12.160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1.5698227612981">
            <text:p>11.5698</text:p>
          </table:table-cell>
          <table:table-cell table:style-name="ce4" table:formula="of:=[.Y39]" office:value-type="float" office:value="1.185">
            <text:p>1.185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.127486839814">
            <text:p>1.1275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1.167">
            <text:p>1.167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9936678954166">
            <text:p>1.0994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12.16">
            <text:p>12.160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1.4552700606912">
            <text:p>11.4553</text:p>
          </table:table-cell>
          <table:table-cell table:style-name="ce4" table:formula="of:=[.Y40]" office:value-type="float" office:value="1.185">
            <text:p>1.185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.11632360377623">
            <text:p>1.1163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1.167">
            <text:p>1.167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8848196984323">
            <text:p>1.0885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12.16">
            <text:p>12.160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1.3418515452388">
            <text:p>11.3419</text:p>
          </table:table-cell>
          <table:table-cell table:style-name="ce4" table:formula="of:=[.Y41]" office:value-type="float" office:value="1.185">
            <text:p>1.185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1.10527089482796">
            <text:p>1.1053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1.167">
            <text:p>1.167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7770492063686">
            <text:p>1.0777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12.16">
            <text:p>12.160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1.2295559853849">
            <text:p>11.2296</text:p>
          </table:table-cell>
          <table:table-cell table:style-name="ce4" table:formula="of:=[.Y42]" office:value-type="float" office:value="1.185">
            <text:p>1.185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1.09432761864154">
            <text:p>1.0943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1.167">
            <text:p>1.167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06703457488798">
            <text:p>1.0670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12.16">
            <text:p>12.160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1.1183722627573">
            <text:p>11.1184</text:p>
          </table:table-cell>
          <table:table-cell table:style-name="ce4" table:formula="of:=[.Y43]" office:value-type="float" office:value="1.185">
            <text:p>1.185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1.0834926917243">
            <text:p>1.0835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1.167">
            <text:p>1.167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05646987612671">
            <text:p>1.0565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12.16">
            <text:p>12.160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1.0082893690667">
            <text:p>11.0083</text:p>
          </table:table-cell>
          <table:table-cell table:style-name="ce4" table:formula="of:=[.Y44]" office:value-type="float" office:value="1.185">
            <text:p>1.185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1.07276504131118">
            <text:p>1.0728</text:p>
          </table:table-cell>
          <table:table-cell table:number-columns-repeated="997"/>
        </table:table-row>
        <table:table-row table:style-name="ro1" table:number-rows-repeated="2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office:value-type="float" office:value="1659955">
            <text:p>1659955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102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2015／03／18</text:date>, <text:time>14:02:49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3-18T14:02:49.76</dc:date>
    <meta:editing-duration>P25DT22H11M56S</meta:editing-duration>
    <meta:editing-cycles>66</meta:editing-cycles>
    <meta:generator>OpenOffice/4.1.1$Win32 OpenOffice.org_project/411m6$Build-9775</meta:generator>
    <meta:document-statistic meta:table-count="6" meta:cell-count="3414" meta:object-count="0"/>
  </office:meta>
</office:document-meta>
</file>